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L45"/>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4">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paragraph-properties fo:text-align="start" style:justify-single-word="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14" style:master-page-name="">
      <style:paragraph-properties fo:margin-top="0cm" fo:margin-bottom="0cm" style:page-number="auto"/>
    </style:style>
    <style:style style:name="P110" style:family="paragraph" style:parent-style-name="Text_20_body" style:list-style-name="L16" style:master-page-name="">
      <style:paragraph-properties fo:margin-top="0cm" fo:margin-bottom="0cm" style:page-number="auto"/>
    </style:style>
    <style:style style:name="P111" style:family="paragraph" style:parent-style-name="Text_20_body" style:list-style-name="L29" style:master-page-name="">
      <style:paragraph-properties fo:margin-top="0cm" fo:margin-bottom="0cm" style:page-number="auto"/>
    </style:style>
    <style:style style:name="P112" style:family="paragraph" style:parent-style-name="Text_20_body" style:list-style-name="L39" style:master-page-name="">
      <style:paragraph-properties fo:margin-top="0cm" fo:margin-bottom="0cm" style:page-number="auto"/>
    </style:style>
    <style:style style:name="P113" style:family="paragraph" style:parent-style-name="Text_20_body" style:list-style-name="L14">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7">
      <style:paragraph-properties fo:margin-top="0cm" fo:margin-bottom="0cm"/>
    </style:style>
    <style:style style:name="P116" style:family="paragraph" style:parent-style-name="Text_20_body" style:list-style-name="L19">
      <style:paragraph-properties fo:margin-top="0cm" fo:margin-bottom="0cm"/>
    </style:style>
    <style:style style:name="P117" style:family="paragraph" style:parent-style-name="Text_20_body" style:list-style-name="L21">
      <style:paragraph-properties fo:margin-top="0cm" fo:margin-bottom="0cm"/>
    </style:style>
    <style:style style:name="P118" style:family="paragraph" style:parent-style-name="Text_20_body" style:list-style-name="L29">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44">
      <style:paragraph-properties fo:margin-top="0cm" fo:margin-bottom="0cm"/>
    </style:style>
    <style:style style:name="P122" style:family="paragraph" style:parent-style-name="Text_20_body" style:list-style-name="L44">
      <style:paragraph-properties fo:margin-top="0cm" fo:margin-bottom="0cm"/>
      <style:text-properties fo:font-weight="normal" style:font-weight-asian="normal" style:font-weight-complex="normal"/>
    </style:style>
    <style:style style:name="P123" style:family="paragraph" style:parent-style-name="Text_20_body" style:list-style-name="L42">
      <style:paragraph-properties fo:margin-top="0cm" fo:margin-bottom="0cm" fo:text-align="start" style:justify-single-word="false" style:shadow="none"/>
    </style:style>
    <style:style style:name="P124" style:family="paragraph" style:parent-style-name="Text_20_body" style:list-style-name="L16" style:master-page-name="">
      <style:paragraph-properties style:page-number="auto"/>
    </style:style>
    <style:style style:name="P125" style:family="paragraph" style:parent-style-name="Text_20_body" style:list-style-name="L46">
      <style:paragraph-properties fo:keep-with-next="always"/>
    </style:style>
    <style:style style:name="P126" style:family="paragraph" style:parent-style-name="Heading_20_1" style:master-page-name="">
      <style:paragraph-properties style:page-number="auto" fo:break-before="page"/>
    </style:style>
    <style:style style:name="P127" style:family="paragraph" style:parent-style-name="Heading_20_2">
      <style:paragraph-properties fo:break-before="page"/>
    </style:style>
    <style:style style:name="P128" style:family="paragraph" style:parent-style-name="Heading_20_2" style:master-page-name="">
      <style:paragraph-properties style:page-number="auto"/>
    </style:style>
    <style:style style:name="P129" style:family="paragraph" style:parent-style-name="Table_20_Contents" style:list-style-name="L9"/>
    <style:style style:name="P130" style:family="paragraph" style:parent-style-name="Table_20_Contents" style:list-style-name="L11"/>
    <style:style style:name="P131" style:family="paragraph" style:parent-style-name="Table_20_Contents">
      <style:text-properties fo:background-color="transparent"/>
    </style:style>
    <style:style style:name="P132" style:family="paragraph" style:parent-style-name="Table_20_Contents" style:list-style-name="L15">
      <style:text-properties fo:background-color="transparent"/>
    </style:style>
    <style:style style:name="P13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61"><text:s/>2.1 GNU Lesser General Public License<text:tab/>6</text:p>
          <text:p text:style-name="P61"><text:s/>2.2 Clarification of Intentions<text:tab/>6</text:p>
          <text:p text:style-name="P61"><text:s/>2.3 Jarvis Tracker Icons<text:tab/>6</text:p>
          <text:p text:style-name="P60"><text:s/>3 Installation<text:tab/>7</text:p>
          <text:p text:style-name="P61"><text:s/>3.1 Separate Documentation<text:tab/>7</text:p>
          <text:p text:style-name="P60"><text:s/>4 Application Configuration File<text:tab/>8</text:p>
          <text:p text:style-name="P61"><text:s/>4.1 Introduction<text:tab/>8</text:p>
          <text:p text:style-name="P61"><text:s/>4.2 List of Parameters<text:tab/>9</text:p>
          <text:p text:style-name="P61"><text:s/>4.3 Configuration Parameter Details<text:tab/>11</text:p>
          <text:p text:style-name="P60"><text:s/>5 Login Module Configuration<text:tab/>20</text:p>
          <text:p text:style-name="P61"><text:s/>5.1 Standard Modules<text:tab/>20</text:p>
          <text:p text:style-name="P61"><text:s/>5.2 Active Directory Login<text:tab/>20</text:p>
          <text:p text:style-name="P61"><text:s/>5.3 Basic Auth Login<text:tab/>21</text:p>
          <text:p text:style-name="P61"><text:s/>5.4 Database Login<text:tab/>22</text:p>
          <text:p text:style-name="P61"><text:s/>5.5 Adempiere Login<text:tab/>23</text:p>
          <text:p text:style-name="P61"><text:s/>5.6 Drupal6 Login<text:tab/>25</text:p>
          <text:p text:style-name="P61"><text:s/>5.7 None Login<text:tab/>26</text:p>
          <text:p text:style-name="P61"><text:s/>5.8 Single Login<text:tab/>27</text:p>
          <text:p text:style-name="P60"><text:s/>6 Special Datasets &amp; Jarvis Login<text:tab/>29</text:p>
          <text:p text:style-name="P61"><text:s/>6.1 Jarvis URLs<text:tab/>29</text:p>
          <text:p text:style-name="P61"><text:s/>6.2 The __status Dataset<text:tab/>29</text:p>
          <text:p text:style-name="P61"><text:s/>6.3 The __habitat Dataset<text:tab/>30</text:p>
          <text:p text:style-name="P61"><text:s/>6.4 The __logout Dataset<text:tab/>31</text:p>
          <text:p text:style-name="P61"><text:s/>6.5 Logging-In to Jarvis<text:tab/>31</text:p>
          <text:p text:style-name="P61"><text:s/>6.6 Jarvis Error Responses<text:tab/>31</text:p>
          <text:p text:style-name="P60"><text:s/>7 Fetch Results<text:tab/>33</text:p>
          <text:p text:style-name="P61"><text:s/>7.1 Format = json <text:tab/>33</text:p>
          <text:p text:style-name="P61"><text:s/>7.2 Format = json.array <text:tab/>34</text:p>
          <text:p text:style-name="P61"><text:s/>7.3 Format = xml<text:tab/>34</text:p>
          <text:p text:style-name="P61"><text:s/>7.4 Format = xml.array<text:tab/>35</text:p>
          <text:p text:style-name="P61"><text:s/>7.5 Format = csv<text:tab/>36</text:p>
          <text:p text:style-name="P61"><text:s/>7.6 Format = xlsx<text:tab/>36</text:p>
          <text:p text:style-name="P60"><text:s/>8 Datasets and Parameters<text:tab/>37</text:p>
          <text:p text:style-name="P61"><text:s/>8.1 Dataset Definition<text:tab/>37</text:p>
          <text:p text:style-name="P61"><text:s/>8.2 Dataset Bind Parameters<text:tab/>39</text:p>
          <text:p text:style-name="P61"><text:s/>8.3 Fallback Parameters<text:tab/>39</text:p>
          <text:p text:style-name="P61"><text:s/>8.4 Other Parameter Notes<text:tab/>40</text:p>
          <text:p text:style-name="P61"><text:s/>8.5 Safe Parameters<text:tab/>41</text:p>
          <text:p text:style-name="P61"><text:s/>8.6 Textual Substitution<text:tab/>42</text:p>
          <text:p text:style-name="P60"><text:s/>9 SSAS Data Pump Datasets<text:tab/>43</text:p>
          <text:p text:style-name="P61"><text:s/>9.1 MDX Queries<text:tab/>43</text:p>
          <text:p text:style-name="P61"><text:s/>9.2 Parameter Processing<text:tab/>44</text:p>
          <text:p text:style-name="P60"><text:soft-page-break/><text:s/>10 Storing Datasets<text:tab/>45</text:p>
          <text:p text:style-name="P61"><text:s/>10.1 Modifying Datasets – Single Modification<text:tab/>45</text:p>
          <text:p text:style-name="P61"><text:s/>10.2 Modifying Datasets – Array of Modifications<text:tab/>47</text:p>
          <text:p text:style-name="P61"><text:s/>10.3 Modifying Datasets – Array of Mixed Modifications<text:tab/>49</text:p>
          <text:p text:style-name="P61"><text:s/>10.4 Before &amp; After Statements<text:tab/>49</text:p>
          <text:p text:style-name="P61"><text:s/>10.5 Transaction and Rollback<text:tab/>49</text:p>
          <text:p text:style-name="P60"><text:s/>11 Dataset Transformations<text:tab/>51</text:p>
          <text:p text:style-name="P61"><text:s/>11.1 Introduction<text:tab/>51</text:p>
          <text:p text:style-name="P60"><text:s/>12 Fetching Multiple Datasets in One Request<text:tab/>52</text:p>
          <text:p text:style-name="P61"><text:s/>12.1 Introduction<text:tab/>52</text:p>
          <text:p text:style-name="P61"><text:s/>12.2 JSON Multi-Dataset Result Structure<text:tab/>52</text:p>
          <text:p text:style-name="P61"><text:s/>12.3 XML Multi-Dataset Result Structure<text:tab/>53</text:p>
          <text:p text:style-name="P60"><text:s/>13 Exec Datasets<text:tab/>54</text:p>
          <text:p text:style-name="P61"><text:s/>13.1 Introduction<text:tab/>54</text:p>
          <text:p text:style-name="P61"><text:s/>13.2 Configuration<text:tab/>54</text:p>
          <text:p text:style-name="P61"><text:s/>13.3 Output Return Mechanism<text:tab/>57</text:p>
          <text:p text:style-name="P61"><text:s/>13.4 A Simple Example<text:tab/>58</text:p>
          <text:p text:style-name="P61"><text:s/>13.5 Environment Variables<text:tab/>58</text:p>
          <text:p text:style-name="P61"><text:s/>13.6 Command Line Parameters<text:tab/>58</text:p>
          <text:p text:style-name="P61"><text:s/>13.7 Output &amp; Headers<text:tab/>58</text:p>
          <text:p text:style-name="P60"><text:s/>14 Plugin Datasets<text:tab/>60</text:p>
          <text:p text:style-name="P61"><text:s/>14.1 Introduction<text:tab/>60</text:p>
          <text:p text:style-name="P61"><text:s/>14.2 Configuration<text:tab/>60</text:p>
          <text:p text:style-name="P61"><text:s/>14.3 Example Plugin<text:tab/>61</text:p>
          <text:p text:style-name="P61"><text:s/>14.4 Output &amp; Headers<text:tab/>62</text:p>
          <text:p text:style-name="P61"><text:s/>14.5 Exception Handling<text:tab/>62</text:p>
          <text:p text:style-name="P60"><text:s/>15 Hook Modules<text:tab/>63</text:p>
          <text:p text:style-name="P61"><text:s/>15.1 Introduction<text:tab/>63</text:p>
          <text:p text:style-name="P61"><text:s/>15.2 Hook Points<text:tab/>63</text:p>
          <text:p text:style-name="P61"><text:s/>15.3 Configuration<text:tab/>68</text:p>
          <text:p text:style-name="P61"><text:s/>15.4 Sample Hook Template<text:tab/>69</text:p>
          <text:p text:style-name="P60"><text:s/>16 Performance Notes<text:tab/>71</text:p>
          <text:p text:style-name="P61"><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row>
          <table:table-cell table:style-name="Table18.A2" office:value-type="float" office:value="0">
            <text:p text:style-name="Table_20_Contents">5.3.1</text:p>
          </table:table-cell>
          <table:table-cell table:style-name="Table18.C2" office:value-type="string">
            <text:p text:style-name="Table_20_Contents">12-Apr-2012</text:p>
          </table:table-cell>
          <table:table-cell table:style-name="Table18.C2" office:value-type="string">
            <text:p text:style-name="Table_20_Contents">HK</text:p>
          </table:table-cell>
          <table:table-cell table:style-name="Table18.D2" office:value-type="string">
            <text:p text:style-name="P58">Added allowed_groups parameter to ActiveDirectory/Adempier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26797209"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58804790"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Separate Documentation</text:h>
      <text:p text:style-name="Text_20_body">Please see the separate “Jarvis Install” document. <text:s/>That covers:</text:p>
      <text:list xml:id="list617976891"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94199229"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528872982"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696698254"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082648147"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04399048"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53472441"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439109115" text:style-name="L9">
              <text:list-item>
                <text:p text:style-name="P129">“dbi” (SQL databases using default DBI driver).</text:p>
              </text:list-item>
              <text:list-item>
                <text:p text:style-name="P1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931434777"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562470024" text:style-name="L11">
              <text:list-item>
                <text:p text:style-name="P130">cookie <text:s text:c="2"/>- Look in the cookie (as per the 'cookie' attribute).</text:p>
              </text:list-item>
              <text:list-item>
                <text:p text:style-name="P13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98492441"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24127007"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06372643" text:style-name="L14">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row table:style-name="Table8.1">
          <table:table-cell table:style-name="Table8.A2" office:value-type="string">
            <text:p text:style-name="P15">allowed_groups</text:p>
          </table:table-cell>
          <table:table-cell table:style-name="Table8.A2" office:value-type="string">
            <text:p text:style-name="P15">''</text:p>
          </table:table-cell>
          <table:table-cell table:style-name="Table8.C2" office:value-type="string">
            <text:p text:style-name="P15">Comma-separated list of groups. If specified, restricts login to users with group in allowed groups. Wildcard * is supported.</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638292183" text:style-name="L15">
              <text:list-item>
                <text:p text:style-name="P132">none – no encryption.</text:p>
              </text:list-item>
              <text:list-item>
                <text:p text:style-name="P132">md5 <text:s/>- the md5 hash algorithm is used, with optional salt.</text:p>
              </text:list-item>
              <text:list-item>
                <text:p text:style-name="P132">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014767951" text:style-name="L16">
        <text:list-item>
          <text:p text:style-name="P110">ad_user</text:p>
        </text:list-item>
        <text:list-item>
          <text:p text:style-name="P114">ad_user_roles</text:p>
        </text:list-item>
        <text:list-item>
          <text:p text:style-name="P114">ad_role</text:p>
        </text:list-item>
        <text:list-item>
          <text:p text:style-name="P110"><text:soft-page-break/>ad_window_access</text:p>
        </text:list-item>
        <text:list-item>
          <text:p text:style-name="P114">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3" office:value-type="string">
            <text:p text:style-name="P15">allowed_groups</text:p>
          </table:table-cell>
          <table:table-cell table:style-name="Table27.A3" office:value-type="string">
            <text:p text:style-name="P15">''</text:p>
          </table:table-cell>
          <table:table-cell table:style-name="Table27.C3"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531098764" text:style-name="L17">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text:soft-page-break/>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747006593"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4270943" text:continue-list="list2014767951" text:style-name="L16">
        <text:list-item>
          <text:p text:style-name="P124">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116320127" text:style-name="L19">
        <text:list-item>
          <text:p text:style-name="P116"><text:span text:style-name="T7">&lt;admin_group&gt;<text:tab/> <text:s text:c="6"/><text:tab/></text:span><text:span text:style-name="T4">For the user with uid = 1.</text:span></text:p>
        </text:list-item>
        <text:list-item>
          <text:p text:style-name="P82"><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800707477"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2176164055" text:style-name="L21">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75988078"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18093142"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89998974"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7" text:outline-level="2">Format = json.array </text:h>
      <text:p text:style-name="Text_20_body">The JSON Array format response for a data fetch is wrapped in an outer object. <text:s/></text:p>
      <text:list xml:id="list2017823319"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411366955"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1356430093"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1618165441"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362292510"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716810555"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2004239176"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663350674"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118367463" text:continue-numbering="true" text:style-name="L28">
        <text:list-item>
          <text:p text:style-name="P9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76698243" text:style-name="L29">
        <text:list-item>
          <text:p text:style-name="P111">my(param)</text:p>
        </text:list-item>
        <text:list-item>
          <text:p text:style-name="P118">__my_param</text:p>
        </text:list-item>
        <text:list-item>
          <text:p text:style-name="P118">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350148723"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15312889"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072284740" text:style-name="L32">
        <text:list-item>
          <text:p text:style-name="P94">By default, the following quoting rules apply:</text:p>
        </text:list-item>
      </text:list>
      <text:list xml:id="list1677742801" text:style-name="L33">
        <text:list-item>
          <text:p text:style-name="P95">If the parameter value is an integer or floating point, it is unquoted. <text:s/>Exponential numbers will be recognized as numbers.</text:p>
        </text:list-item>
        <text:list-item>
          <text:p text:style-name="P95">Otherwise the parameter is quoted using the DBI database handle $dbh-&gt;quote(...) method appropriate for this database. <text:s/>According to the DBI documentation, this is safe from SQL injection.</text:p>
        </text:list-item>
      </text:list>
      <text:list xml:id="list724076558" text:continue-list="list2072284740" text:style-name="L32">
        <text:list-item>
          <text:p text:style-name="P94">Alternatively, if the "<text:span text:style-name="T1">!quote</text:span>" flag is specified, e.g. [$stringvar!quote] then the value is always quoted with the DBI quote function.</text:p>
        </text:list-item>
        <text:list-item>
          <text:p text:style-name="P94">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4">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202079068" text:style-name="L34">
        <text:list-item>
          <text:p text:style-name="P96">Client Parameters (REST, Query, POST parameters).</text:p>
        </text:list-item>
        <text:list-item>
          <text:p text:style-name="P96">Server Parameters (Safe parameters, Default parameters).</text:p>
        </text:list-item>
        <text:list-item>
          <text:p text:style-name="P96">Parameter Fallback.</text:p>
        </text:list-item>
      </text:list>
      <text:p text:style-name="Text_20_body">However, since the SOAP mechanism does not support binding, the are some key differences in the parameter handling:</text:p>
      <text:list xml:id="list1387789610" text:style-name="L35">
        <text:list-item>
          <text:p text:style-name="P97">All SDP parameter substitution is textual substitution. <text:s/>Always.</text:p>
        </text:list-item>
        <text:list-item>
          <text:p text:style-name="P97">The {$parameter} or [$parameter] forms for MDX query parameters are identical.</text:p>
        </text:list-item>
        <text:list-item>
          <text:p text:style-name="P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027921423" text:style-name="L36">
        <text:list-item>
          <text:p text:style-name="P98">Any client-supplied “]” character is replaced with “]]”.</text:p>
        </text:list-item>
      </text:list>
      <text:p text:style-name="Text_20_body">The “!string” flag is intended for use when the MDX parameter is to be expanded within the context of double quotes:</text:p>
      <text:list xml:id="list2002545558" text:continue-numbering="true" text:style-name="L36">
        <text:list-item>
          <text:p text:style-name="P98">Any client-supplied “\” character is replaced with “\\”.</text:p>
        </text:list-item>
        <text:list-item>
          <text:p text:style-name="P98">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20082962" text:style-name="L37">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91743397" text:style-name="L38">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50183152" text:style-name="L39">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2127981366" text:style-name="L40">
        <text:list-item>
          <text:p text:style-name="P102">Does not apply to Exec or Plugin or Special datasets.</text:p>
        </text:list-item>
        <text:list-item>
          <text:p text:style-name="P102">Does apply to both DBI and SDP datasets.</text:p>
        </text:list-item>
        <text:list-item>
          <text:p text:style-name="P102">Is for “fetch” (select or mdx) requests only.</text:p>
        </text:list-item>
        <text:list-item>
          <text:p text:style-name="P102">Is supported for format = “json”, “json.array”, “xml”, “xml.array”.</text:p>
        </text:list-item>
        <text:list-item>
          <text:p text:style-name="P102">Is not supported for format = “csv” or “xlsx”.</text:p>
        </text:list-item>
        <text:list-item>
          <text:p text:style-name="P10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4483814" text:style-name="L41">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533958817" text:style-name="L42">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2047779447" text:style-name="L43">
        <text:list-item>
          <text:p text:style-name="P105">The client did not provide a valid session ID.</text:p>
        </text:list-item>
        <text:list-item>
          <text:p text:style-name="P105">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937400109" text:style-name="L44">
              <text:list-item>
                <text:p text:style-name="P121"><text:soft-page-break/>$jconfig, </text:p>
              </text:list-item>
              <text:list-item>
                <text:p text:style-name="P106">$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17152237" text:continue-numbering="true" text:style-name="L44">
              <text:list-item>
                <text:p text:style-name="P121">$jconfig, </text:p>
              </text:list-item>
              <text:list-item>
                <text:p text:style-name="P121">$hook_parameters_href</text:p>
              </text:list-item>
              <text:list-item>
                <text:p text:style-name="P10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212585105" text:continue-numbering="true" text:style-name="L44">
              <text:list-item>
                <text:p text:style-name="P121">$jconfig, </text:p>
              </text:list-item>
              <text:list-item>
                <text:p text:style-name="P121">$hook_parameters_href</text:p>
              </text:list-item>
              <text:list-item>
                <text:p text:style-name="P121">dbname</text:p>
              </text:list-item>
              <text:list-item>
                <text:p text:style-name="P121">dbtype</text:p>
              </text:list-item>
              <text:list-item>
                <text:p text:style-name="P121">dbconnect_ref </text:p>
              </text:list-item>
              <text:list-item>
                <text:p text:style-name="P121">$dbusername_ref</text:p>
              </text:list-item>
              <text:list-item>
                <text:p text:style-name="P121">$dbpassword_ref </text:p>
              </text:list-item>
              <text:list-item>
                <text:p text:style-name="P106">$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448979369"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101216358" text:continue-numbering="true" text:style-name="L44">
              <text:list-item>
                <text:p text:style-name="P121">$jconfig</text:p>
              </text:list-item>
              <text:list-item>
                <text:p text:style-name="P122">$hook_parameters_href</text:p>
              </text:list-item>
              <text:list-item>
                <text:p text:style-name="P122">$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611235457" text:continue-numbering="true" text:style-name="L4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938466200"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009120748" text:style-name="L45">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1735543701" text:continue-list="list938466200" text:style-name="L44">
              <text:list-item>
                <text:p text:style-name="P121">$jconfig</text:p>
              </text:list-item>
              <text:list-item>
                <text:p text:style-name="P122">$hook_parameters_href</text:p>
              </text:list-item>
              <text:list-item>
                <text:p text:style-name="P122">$extra_href</text:p>
              </text:list-item>
              <text:list-item>
                <text:p text:style-name="P106">$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953561638" text:continue-list="list1009120748" text:style-name="L45">
              <text:list-item text:start-value="1">
                <text:p text:style-name="P62">Add some extra scalar parameters (by modifying $extra_href)</text:p>
              </text:list-item>
              <text:list-item>
                <text:p text:style-name="P68">Modify the returned content (by modifying $rows_aref)</text:p>
              </text:list-item>
            </text:list>
            <text:p text:style-name="P24">Args are:</text:p>
            <text:list xml:id="list1022827536" text:continue-list="list1735543701" text:style-name="L44">
              <text:list-item>
                <text:p text:style-name="P121">$jconfig</text:p>
              </text:list-item>
              <text:list-item>
                <text:p text:style-name="P122">$hook_parameters_href</text:p>
              </text:list-item>
              <text:list-item>
                <text:p text:style-name="P121">$dsxml</text:p>
              </text:list-item>
              <text:list-item>
                <text:p text:style-name="P122">$sql_params_href</text:p>
              </text:list-item>
              <text:list-item>
                <text:p text:style-name="P121">$rows_aref</text:p>
              </text:list-item>
              <text:list-item>
                <text:p text:style-name="P121">$column_names_aref</text:p>
              </text:list-item>
              <text:list-item>
                <text:p text:style-name="P67">$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187866243" text:continue-list="list953561638" text:style-name="L45">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4">Args are:</text:p>
            <text:list xml:id="list1994699110" text:continue-list="list1022827536" text:style-name="L4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307557908" text:continue-list="list1187866243" text:style-name="L45">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1751309647" text:continue-list="list1994699110"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6">$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670982599" text:continue-numbering="true" text:style-name="L44">
              <text:list-item>
                <text:p text:style-name="P121">$jconfig</text:p>
              </text:list-item>
              <text:list-item>
                <text:p text:style-name="P121">$hook_parameters_href</text:p>
              </text:list-item>
              <text:list-item>
                <text:p text:style-name="P106">$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507377270" text:style-name="L46">
        <text:list-item>
          <text:p text:style-name="P125">You may implement none, some, or all hook methods.</text:p>
        </text:list-item>
        <text:list-item>
          <text:p text:style-name="P107">All implemented hook methods must all return “1”.</text:p>
        </text:list-item>
        <text:list-item>
          <text:p text:style-name="P107">There is no way for a hook to stop processing, other than to call “die”.</text:p>
        </text:list-item>
        <text:list-item>
          <text:p text:style-name="P107">If an SQL error occurs during dataset updates, any following before_one, after_one and after_all hook calls will be skipped. <text:s/>Only the finish hook call will be invoked.</text:p>
        </text:list-item>
        <text:list-item>
          <text:p text:style-name="P1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73473700" text:style-name="L47">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3.1<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4-12T11:22:46</dc:date>
    <meta:editing-duration>P10DT16H10S</meta:editing-duration>
    <meta:editing-cycles>911</meta:editing-cycles>
    <meta:generator>LibreOffice/3.3$Linux LibreOffice_project/330m19$Build-202</meta:generator>
    <meta:print-date>2009-06-23T14:50:34</meta:print-date>
    <meta:document-statistic meta:table-count="35" meta:image-count="0" meta:object-count="0" meta:page-count="71" meta:paragraph-count="2206" meta:word-count="18736" meta:character-count="123698"/>
    <meta:user-defined meta:name="Info 1"/>
    <meta:user-defined meta:name="Info 2"/>
    <meta:user-defined meta:name="Info 3"/>
    <meta:user-defined meta:name="Info 4"/>
  </office:meta>
</office:document-meta>
</file>